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<text:s/>Yiel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4425" calcext:value-type="float">
            <text:p>0.014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24625" calcext:value-type="float">
            <text:p>0.02246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6075" calcext:value-type="float">
            <text:p>0.026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69625" calcext:value-type="float">
            <text:p>0.0269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125" calcext:value-type="float">
            <text:p>0.025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90375" calcext:value-type="float">
            <text:p>0.0190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22" calcext:value-type="float">
            <text:p>0.0122</text:p>
          </table:table-cell>
        </table:table-row>
      </table:table>
      <table:table table:name="Dynam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ergy <text:s/>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<text:s text:c="2"/>Cal</text:p>
          </table:table-cell>
          <table:table-cell office:value-type="string" calcext:value-type="string">
            <text:p><text:s/>C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59361" calcext:value-type="float">
            <text:p>0.59361</text:p>
          </table:table-cell>
          <table:table-cell office:value-type="float" office:value="0.40639" calcext:value-type="float">
            <text:p>0.40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54726" calcext:value-type="float">
            <text:p>0.54726</text:p>
          </table:table-cell>
          <table:table-cell office:value-type="float" office:value="0.45274" calcext:value-type="float">
            <text:p>0.452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537327" calcext:value-type="float">
            <text:p>0.537327</text:p>
          </table:table-cell>
          <table:table-cell office:value-type="float" office:value="0.462673" calcext:value-type="float">
            <text:p>0.4626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457143" calcext:value-type="float">
            <text:p>0.4571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516924" calcext:value-type="float">
            <text:p>0.516924</text:p>
          </table:table-cell>
          <table:table-cell office:value-type="float" office:value="0.483076" calcext:value-type="float">
            <text:p>0.4830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625" calcext:value-type="float">
            <text:p>0.025625</text:p>
          </table:table-cell>
          <table:table-cell office:value-type="float" office:value="0.509179" calcext:value-type="float">
            <text:p>0.509179</text:p>
          </table:table-cell>
          <table:table-cell office:value-type="float" office:value="0.490821" calcext:value-type="float">
            <text:p>0.4908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414525" calcext:value-type="float">
            <text:p>0.414525</text:p>
          </table:table-cell>
          <table:table-cell office:value-type="float" office:value="0.585475" calcext:value-type="float">
            <text:p>0.5854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463899" calcext:value-type="float">
            <text:p>0.463899</text:p>
          </table:table-cell>
          <table:table-cell office:value-type="float" office:value="0.536101" calcext:value-type="float">
            <text:p>0.536101</text:p>
          </table:table-cell>
        </table:table-row>
      </table:table>
      <table:table table:name="DynLowOSB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75537" calcext:value-type="float">
            <text:p>0.775537</text:p>
          </table:table-cell>
          <table:table-cell office:value-type="float" office:value="0.224463" calcext:value-type="float">
            <text:p>0.2244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5326" calcext:value-type="float">
            <text:p>0.765326</text:p>
          </table:table-cell>
          <table:table-cell office:value-type="float" office:value="0.234674" calcext:value-type="float">
            <text:p>0.2346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688161" calcext:value-type="float">
            <text:p>0.688161</text:p>
          </table:table-cell>
          <table:table-cell office:value-type="float" office:value="0.311839" calcext:value-type="float">
            <text:p>0.3118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6" calcext:value-type="float">
            <text:p>0.036</text:p>
          </table:table-cell>
          <table:table-cell office:value-type="float" office:value="0.733157" calcext:value-type="float">
            <text:p>0.733157</text:p>
          </table:table-cell>
          <table:table-cell office:value-type="float" office:value="0.266843" calcext:value-type="float">
            <text:p>0.2668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725515" calcext:value-type="float">
            <text:p>0.725515</text:p>
          </table:table-cell>
          <table:table-cell office:value-type="float" office:value="0.274485" calcext:value-type="float">
            <text:p>0.2744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675" calcext:value-type="float">
            <text:p>0.02675</text:p>
          </table:table-cell>
          <table:table-cell office:value-type="float" office:value="0.681848" calcext:value-type="float">
            <text:p>0.681848</text:p>
          </table:table-cell>
          <table:table-cell office:value-type="float" office:value="0.318152" calcext:value-type="float">
            <text:p>0.318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642845" calcext:value-type="float">
            <text:p>0.642845</text:p>
          </table:table-cell>
          <table:table-cell office:value-type="float" office:value="0.357155" calcext:value-type="float">
            <text:p>0.3571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591855" calcext:value-type="float">
            <text:p>0.591855</text:p>
          </table:table-cell>
          <table:table-cell office:value-type="float" office:value="0.408145" calcext:value-type="float">
            <text:p>0.408145</text:p>
          </table:table-cell>
        </table:table-row>
      </table:table>
      <table:table table:name="DynLowAlandOSb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02749" calcext:value-type="float">
            <text:p>0.702749</text:p>
          </table:table-cell>
          <table:table-cell office:value-type="float" office:value="0.297251" calcext:value-type="float">
            <text:p>0.2972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664685" calcext:value-type="float">
            <text:p>0.664685</text:p>
          </table:table-cell>
          <table:table-cell office:value-type="float" office:value="0.335315" calcext:value-type="float">
            <text:p>0.3353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775" calcext:value-type="float">
            <text:p>0.03775</text:p>
          </table:table-cell>
          <table:table-cell office:value-type="float" office:value="0.658888" calcext:value-type="float">
            <text:p>0.658888</text:p>
          </table:table-cell>
          <table:table-cell office:value-type="float" office:value="0.341112" calcext:value-type="float">
            <text:p>0.341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679882" calcext:value-type="float">
            <text:p>0.679882</text:p>
          </table:table-cell>
          <table:table-cell office:value-type="float" office:value="0.320118" calcext:value-type="float">
            <text:p>0.320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7" calcext:value-type="float">
            <text:p>0.037</text:p>
          </table:table-cell>
          <table:table-cell office:value-type="float" office:value="0.619773" calcext:value-type="float">
            <text:p>0.619773</text:p>
          </table:table-cell>
          <table:table-cell office:value-type="float" office:value="0.380227" calcext:value-type="float">
            <text:p>0.380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574123" calcext:value-type="float">
            <text:p>0.574123</text:p>
          </table:table-cell>
          <table:table-cell office:value-type="float" office:value="0.425877" calcext:value-type="float">
            <text:p>0.4258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582069" calcext:value-type="float">
            <text:p>0.582069</text:p>
          </table:table-cell>
          <table:table-cell office:value-type="float" office:value="0.417931" calcext:value-type="float">
            <text:p>0.41793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536851" calcext:value-type="float">
            <text:p>0.536851</text:p>
          </table:table-cell>
          <table:table-cell office:value-type="float" office:value="0.463149" calcext:value-type="float">
            <text:p>0.463149</text:p>
          </table:table-cell>
        </table:table-row>
      </table:table>
      <table:table table:name="DynLowAlandOSbeMoreFL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ield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673727" calcext:value-type="float">
            <text:p>0.673727</text:p>
          </table:table-cell>
          <table:table-cell office:value-type="float" office:value="0.326273" calcext:value-type="float">
            <text:p>0.3262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638682" calcext:value-type="float">
            <text:p>0.638682</text:p>
          </table:table-cell>
          <table:table-cell office:value-type="float" office:value="0.361318" calcext:value-type="float">
            <text:p>0.3613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2" calcext:value-type="float">
            <text:p>0.032</text:p>
          </table:table-cell>
          <table:table-cell office:value-type="float" office:value="0.679385" calcext:value-type="float">
            <text:p>0.679385</text:p>
          </table:table-cell>
          <table:table-cell office:value-type="float" office:value="0.320615" calcext:value-type="float">
            <text:p>0.3206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664265" calcext:value-type="float">
            <text:p>0.664265</text:p>
          </table:table-cell>
          <table:table-cell office:value-type="float" office:value="0.335735" calcext:value-type="float">
            <text:p>0.3357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643317" calcext:value-type="float">
            <text:p>0.643317</text:p>
          </table:table-cell>
          <table:table-cell office:value-type="float" office:value="0.356683" calcext:value-type="float">
            <text:p>0.356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565126" calcext:value-type="float">
            <text:p>0.565126</text:p>
          </table:table-cell>
          <table:table-cell office:value-type="float" office:value="0.434874" calcext:value-type="float">
            <text:p>0.4348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576222" calcext:value-type="float">
            <text:p>0.576222</text:p>
          </table:table-cell>
          <table:table-cell office:value-type="float" office:value="0.423778" calcext:value-type="float">
            <text:p>0.4237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568311" calcext:value-type="float">
            <text:p>0.568311</text:p>
          </table:table-cell>
          <table:table-cell office:value-type="float" office:value="0.431689" calcext:value-type="float">
            <text:p>0.431689</text:p>
          </table:table-cell>
        </table:table-row>
      </table:table>
      <table:named-expressions/>
      <table:database-ranges>
        <table:database-range table:name="__Anonymous_Sheet_DB__0" table:target-range-address="Static.A1:Static.B9">
          <table:sort>
            <table:sort-by table:field-number="0" table:data-type="automatic"/>
          </table:sort>
        </table:database-range>
        <table:database-range table:name="__Anonymous_Sheet_DB__1" table:target-range-address="Dynamic.A1:Dynamic.D9">
          <table:sort>
            <table:sort-by table:field-number="0" table:data-type="automatic"/>
          </table:sort>
        </table:database-range>
        <table:database-range table:name="__Anonymous_Sheet_DB__2" table:target-range-address="DynLowOSBE.A1:DynLowOSBE.D9">
          <table:sort>
            <table:sort-by table:field-number="0" table:data-type="automatic"/>
          </table:sort>
        </table:database-range>
        <table:database-range table:name="__Anonymous_Sheet_DB__3" table:target-range-address="DynLowAlandOSbe.A1:DynLowAlandOSbe.D9">
          <table:sort>
            <table:sort-by table:field-number="0" table:data-type="automatic"/>
          </table:sort>
        </table:database-range>
        <table:database-range table:name="__Anonymous_Sheet_DB__4" table:target-range-address="DynLowAlandOSbeMoreFLC.A1:DynLowAlandOSbeMoreFLC.D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9:44:17.004409304</meta:creation-date>
    <dc:date>2022-06-29T09:10:59.038944013</dc:date>
    <meta:editing-duration>PT7H28M13S</meta:editing-duration>
    <meta:editing-cycles>18</meta:editing-cycles>
    <meta:generator>LibreOffice/7.3.4.2$Linux_X86_64 LibreOffice_project/30$Build-2</meta:generator>
    <meta:document-statistic meta:table-count="5" meta:cell-count="162" meta:object-count="0"/>
  </office:meta>
</office:document-meta>
</file>